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5.2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1cm"/>
    </style:style>
    <style:style style:name="T1" style:family="text">
      <style:text-properties fo:font-size="26pt" style:font-size-asian="24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Photomosaic Generator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Morgan Grundy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hat is my project about?</text:p>
          </draw:text-box>
        </draw:frame>
        <draw:frame presentation:style-name="pr5" draw:text-style-name="P2" draw:layer="layout" svg:width="26cm" svg:height="14cm" svg:x="1cm" svg:y="5.5cm" presentation:class="outline">
          <draw:text-box>
            <text:p text:style-name="P2"><text:span text:style-name="T1">My project is a photomosaic generator.</text:span></text:p>
            <text:p text:style-name="P2"><text:span text:style-name="T1">A photomosaic is a photo that has been divided into cells, each cell is replaced with another photo that most closely resembles the target.</text:span></text:p>
            <text:p text:style-name="P2"><text:span text:style-name="T1">When viewed at low magnifications the original image is clearly visible, while at high magnifications the smaller images become visib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4T15:06:05.242114071</meta:creation-date>
    <meta:editing-duration>PT2H49M8S</meta:editing-duration>
    <meta:editing-cycles>12</meta:editing-cycles>
    <meta:generator>LibreOffice/5.1.6.2$Linux_X86_64 LibreOffice_project/10m0$Build-2</meta:generator>
    <dc:date>2019-02-06T16:53:01.373277358</dc:date>
    <meta:document-statistic meta:object-count="56"/>
    <meta:template xlink:type="simple" xlink:actuate="onRequest" xlink:title="Midnightblue" xlink:href="../../../../../usr/lib/libreoffice/share/template/common/presnt/Midnightblue.otp" meta:date="2018-11-04T15:06:04.41516307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